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62cd" officeooo:paragraph-rsid="001e62cd"/>
    </style:style>
    <style:style style:name="P2" style:family="paragraph" style:parent-style-name="Standard">
      <style:text-properties officeooo:rsid="001e62cd" officeooo:paragraph-rsid="001e62cd" fo:background-color="#99ffff"/>
    </style:style>
    <style:style style:name="P3" style:family="paragraph">
      <loext:graphic-properties draw:fill="none"/>
    </style:style>
    <style:style style:name="T1" style:family="text">
      <style:text-properties fo:background-color="#99ffff" loext:char-shading-value="0"/>
    </style:style>
    <style:style style:name="T2" style:family="text">
      <style:text-properties fo:background-color="#cc99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33ff99" loext:char-shading-value="0"/>
    </style:style>
    <style:style style:name="T5" style:family="text">
      <style:text-properties fo:background-color="#33ff99" loext:char-shading-value="0"/>
    </style:style>
    <style:style style:name="T6" style:family="text">
      <style:text-properties fo:background-color="#ccff00" loext:char-shading-value="0"/>
    </style:style>
    <style:style style:name="T7" style:family="text">
      <style:text-properties fo:background-color="#ccff00" loext:char-shading-value="0"/>
    </style:style>
    <style:style style:name="gr1" style:family="graphic">
      <style:graphic-properties draw:fill="none" draw:textarea-horizontal-align="justify" draw:textarea-vertical-align="middle" draw:auto-grow-height="false" fo:min-height="11.827cm" fo:min-width="17.2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horizontal-align="justify" draw:textarea-vertical-align="middle" draw:auto-grow-height="false" fo:min-height="3.175cm" fo:min-width="16.8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BASE SQL</text:p>
      <text:p text:style-name="P1">-------------------------------------</text:p>
      <text:p text:style-name="P1">//En el cas que ens demanin crear una nova database repetir tots els punts a paritr del punt 1</text:p>
      <text:p text:style-name="P1">//En el cas que ens demanin crear una nova taula dins de la databaser repetir els punts a partir del punt 3</text:p>
      <text:p text:style-name="P1">//En el cas que ens demanin crear una nova columna afegir en la ordre del punt 3 la columna com per exemple "DATA","TEMPERATURA", "VENT"</text:p>
      <text:p text:style-name="P1">//La insturccio 4 s'ha de fer cada cop que es vulgui pujar dades a la database</text:p>
      <text:p text:style-name="P1">//En el cas que s'hagi de treballar amb la data veure punt 5</text:p>
      <text:p text:style-name="P1"/>
      <text:p text:style-name="P1"/>
      <text:p text:style-name="P1">static int <text:span text:style-name="T2">callbacksql</text:span>(void *NotUsed, int argc, char **argv, char **azColName) {</text:p>
      <text:p text:style-name="P1"><text:s text:c="3"/>int i;</text:p>
      <text:p text:style-name="P1"><text:s text:c="3"/>for(i = 0; i&lt;argc; i++) {</text:p>
      <text:p text:style-name="P1"><text:s text:c="6"/>printf("%s = %s\n", azColName[i], argv[i] ? argv[i] : "NULL");</text:p>
      <text:p text:style-name="P1"><text:s text:c="3"/>}</text:p>
      <text:p text:style-name="P1"><text:s text:c="3"/>printf("\n");</text:p>
      <text:p text:style-name="P1"><text:s text:c="3"/>return 0;</text:p>
      <text:p text:style-name="P1">}</text:p>
      <text:p text:style-name="P1"><draw:custom-shape text:anchor-type="paragraph" draw:z-index="0" draw:name="Shape1" draw:style-name="gr1" draw:text-style-name="P3" svg:width="17.252cm" svg:height="11.828cm" svg:x="-0.152cm" svg:y="0.261cm"><text:p/><draw:enhanced-geometry svg:viewBox="0 0 21600 21600" draw:type="rectangle" draw:enhanced-path="M 0 0 L 21600 0 21600 21600 0 21600 0 0 Z N"/></draw:custom-shape></text:p>
      <text:p text:style-name="P2">//Aquesta part nomes fa falta copiar si es treballara amb la data </text:p>
      <text:p text:style-name="P1"/>
      <text:p text:style-name="P1"><text:tab/>time_t temps;</text:p>
      <text:p text:style-name="P1"/>
      <text:p text:style-name="P1"><text:s text:c="8"/>//Capturem el temps amb la funcio time(time_t *t);</text:p>
      <text:p text:style-name="P1"><text:tab/>temps = time(NULL);</text:p>
      <text:p text:style-name="P1"><text:s text:c="8"/>//El valor de retorn es a una variable de tipus timei_t, on posaràl temps en segons des de 1970-01-01 00:00:00 +0000 (UTC)</text:p>
      <text:p text:style-name="P1"/>
      <text:p text:style-name="P1"><text:tab/>// struct tm {</text:p>
      <text:p text:style-name="P1"><text:tab/>// <text:s text:c="4"/>int tm_sec; <text:s text:c="8"/>/* seconds */</text:p>
      <text:p text:style-name="P1"><text:tab/>// <text:s text:c="4"/>int tm_min; <text:s text:c="8"/>/* minutes */</text:p>
      <text:p text:style-name="P1"><text:tab/>// <text:s text:c="4"/>int tm_hour; <text:s text:c="7"/>/* hours */</text:p>
      <text:p text:style-name="P1"><text:tab/>// <text:s text:c="4"/>int tm_mday; <text:s text:c="7"/>/* day of the month */</text:p>
      <text:p text:style-name="P1"><text:tab/>// <text:s text:c="4"/>int tm_mon; <text:s text:c="8"/>/* month */</text:p>
      <text:p text:style-name="P1"><text:tab/>// <text:s text:c="4"/>int tm_year; <text:s text:c="7"/>/* year */</text:p>
      <text:p text:style-name="P1"><text:tab/>// <text:s text:c="4"/>int tm_wday; <text:s text:c="7"/>/* day of the week */</text:p>
      <text:p text:style-name="P1"><text:tab/>// <text:s text:c="4"/>int tm_yday; <text:s text:c="7"/>/* day in the year */</text:p>
      <text:p text:style-name="P1"><text:tab/>// <text:s text:c="4"/>int tm_isdst; <text:s text:c="6"/>/* daylight saving time */</text:p>
      <text:p text:style-name="P1"><text:tab/>//};</text:p>
      <text:p text:style-name="P1"/>
      <text:p text:style-name="P1"><text:tab/>// Defineix punter a una estructura tm</text:p>
      <text:p text:style-name="P1"><text:s text:c="8"/>struct tm * p_data;</text:p>
      <text:p text:style-name="P1"/>
      <text:p text:style-name="P1"/>
      <text:p text:style-name="P1">int main(int argc, char ** argv)</text:p>
      <text:p text:style-name="P1">{</text:p>
      <text:p text:style-name="P1"><text:tab/><text:span text:style-name="T3">//1- Crear la base de dades</text:span></text:p>
      <text:p text:style-name="P1"><text:tab/>char <text:span text:style-name="T7">basedatos[</text:span>50]="<text:span text:style-name="T5">database.db</text:span>"; </text:p>
      <text:p text:style-name="P1"><text:tab/></text:p>
      <text:p text:style-name="P1"><text:tab/><text:span text:style-name="T3">//2-Obrir la base de dades</text:span></text:p>
      <text:p text:style-name="P1"><text:tab/>/* Open database */</text:p>
      <text:p text:style-name="P1"><text:soft-page-break/><text:tab/>rc = sqlite3_open(<text:span text:style-name="T7">basedatos</text:span>, &amp;db); </text:p>
      <text:p text:style-name="P1"><text:tab/>if( rc ) {</text:p>
      <text:p text:style-name="P1"><text:s text:c="6"/>fprintf(stderr, "Can't open database: %s\n", sqlite3_errmsg(db));</text:p>
      <text:p text:style-name="P1"><text:s text:c="6"/>return(0);</text:p>
      <text:p text:style-name="P1"><text:s text:c="3"/>} else {</text:p>
      <text:p text:style-name="P1"><text:s text:c="6"/>fprintf(stdout, "Opened database successfully\n");</text:p>
      <text:p text:style-name="P1"><text:s text:c="3"/>}</text:p>
      <text:p text:style-name="P1"><text:s text:c="3"/></text:p>
      <text:p text:style-name="P1"><text:s text:c="3"/></text:p>
      <text:p text:style-name="P1"><text:s text:c="3"/>/<text:span text:style-name="T3">/ 3-Crear les taules de dins de la base de dades</text:span></text:p>
      <text:p text:style-name="P1"><text:s text:c="5"/>/* Create TAULA TEMPERATURA SQL statement */ <text:s/></text:p>
      <text:p text:style-name="P1"><text:s text:c="3"/>sql = "CREATE TABLE IF NOT EXISTS TEMPERATURA(" <text:s/>\</text:p>
      <text:p text:style-name="P1"><text:s text:c="9"/>"DATA <text:tab/><text:tab/><text:tab/> DATATIME <text:s/>NOT NULL," \</text:p>
      <text:p text:style-name="P1"><text:s text:c="9"/>"TEMPERATURA <text:s text:c="3"/>INT <text:s text:c="3"/>NOT NULL," \</text:p>
      <text:p text:style-name="P1"><text:s text:c="9"/>"VENT<text:tab/> <text:s text:c="8"/>INT <text:tab/>NOT NULL );";</text:p>
      <text:p text:style-name="P1"><text:s text:c="3"/>/* Execute SQL statement */</text:p>
      <text:p text:style-name="P1"><text:s text:c="3"/>rc = sqlite3_exec(db, sql, <text:span text:style-name="T2">callbacksql</text:span>, 0, &amp;zErrMsg); //Aqui es on executa la ordre</text:p>
      <text:p text:style-name="P1"><text:s text:c="3"/></text:p>
      <text:p text:style-name="P1"><text:s text:c="3"/>if( rc != SQLITE_OK ){</text:p>
      <text:p text:style-name="P1"><text:s text:c="3"/>fprintf(stderr, "SQL error: %s\n", zErrMsg);</text:p>
      <text:p text:style-name="P1"><text:s text:c="6"/>sqlite3_free(zErrMsg);</text:p>
      <text:p text:style-name="P1"><text:s text:c="3"/>} else {</text:p>
      <text:p text:style-name="P1"><text:s text:c="6"/>fprintf(stdout, "Table TEMPERATURA created successfully\n");</text:p>
      <text:p text:style-name="P1"><text:s text:c="3"/>}</text:p>
      <text:p text:style-name="P1"><text:s text:c="3"/></text:p>
      <text:p text:style-name="P1"><text:s text:c="2"/><text:span text:style-name="T3"><text:s/>//4-Escriure dades a la database</text:span></text:p>
      <text:p text:style-name="P1"><text:s text:c="3"/></text:p>
      <text:p text:style-name="P1"><text:s text:c="3"/>sprintf(sentencia, "insert into TEMPERATURA (DATA,TEMPERATURA, VENT) values ('%s',%d,%d); ",fecha,T, vent); <text:s text:c="8"/>/* 1 */</text:p>
      <text:p text:style-name="P1"><text:tab/></text:p>
      <text:p text:style-name="P1"><text:tab/>rc = sqlite3_exec(db, sentencia, callbacksql, 0, &amp;zErrMsg);</text:p>
      <text:p text:style-name="P1"><text:s text:c="3"/></text:p>
      <text:p text:style-name="P1"><text:tab/> <text:s text:c="2"/>if( rc != SQLITE_OK ){</text:p>
      <text:p text:style-name="P1"><text:tab/> <text:s text:c="2"/>fprintf(stderr, "SQL error: %s\n", zErrMsg);</text:p>
      <text:p text:style-name="P1"><text:tab/><text:tab/> <text:s/>sqlite3_free(zErrMsg);</text:p>
      <text:p text:style-name="P1"><text:tab/> <text:s text:c="2"/>} else {</text:p>
      <text:p text:style-name="P1"><text:tab/><text:tab/> <text:s/>fprintf(stdout, "Datos subidos tabla TEMPERATURA correctamente\n");</text:p>
      <text:p text:style-name="P1"><text:tab/> <text:s text:c="2"/>}</text:p>
      <text:p text:style-name="P1"><text:tab/> <text:s text:c="2"/></text:p>
      <text:p text:style-name="P1"><draw:custom-shape text:anchor-type="paragraph" draw:z-index="1" draw:name="Shape2" draw:style-name="gr2" draw:text-style-name="P3" svg:width="16.855cm" svg:height="3.176cm" svg:x="0.007cm" svg:y="0.037cm"><text:p/><draw:enhanced-geometry svg:viewBox="0 0 21600 21600" draw:type="rectangle" draw:enhanced-path="M 0 0 L 21600 0 21600 21600 0 21600 0 0 Z N"/></draw:custom-shape><text:tab/> <text:s text:c="2"/></text:p>
      <text:p text:style-name="P1"><text:tab/><text:span text:style-name="T1">//5-Quan treballem amb data</text:span></text:p>
      <text:p text:style-name="P1"><text:tab/> <text:s text:c="3"/></text:p>
      <text:p text:style-name="P1"><text:tab/>p_data = localtime( &amp;temps ); </text:p>
      <text:p text:style-name="P1"><text:tab/></text:p>
      <text:p text:style-name="P1"><text:tab/>strftime(fecha, 80,"%d/%m/%Y %H:%M:%S",p_data); </text:p>
      <text:p text:style-name="P1"><text:tab/></text:p>
      <text:p text:style-name="P1"><text:s/>}</text:p>
      <text:p text:style-name="P1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13:52:41.875964722</meta:creation-date>
    <dc:date>2019-01-13T18:13:35.295532038</dc:date>
    <meta:editing-duration>PT5M10S</meta:editing-duration>
    <meta:editing-cycles>2</meta:editing-cycles>
    <meta:generator>LibreOffice/5.2.7.2$Linux_ARM_EABI LibreOffice_project/20m0$Build-2</meta:generator>
    <meta:document-statistic meta:table-count="0" meta:image-count="0" meta:object-count="0" meta:page-count="2" meta:paragraph-count="87" meta:word-count="444" meta:character-count="3001" meta:non-whitespace-character-count="2262"/>
  </office:meta>
</office:document-meta>
</file>